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hentication and Security</text:p>
      <text:p text:style-name="P1">Design overview of the websites:</text:p>
      <text:p text:style-name="P1">Home → register | login → secre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0T19:54:10.102033187</dc:date>
    <meta:editing-duration>PT3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5" meta:character-count="93" meta:non-whitespace-character-count="80"/>
  </office:meta>
</office:document-meta>
</file>